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9000000CC12DB4A618BA113F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ideophreak" svg:font-family="Videophreak" style:font-pitch="variable"/>
    <style:font-face style:name="Courier 10 Pitch" svg:font-family="'Courier 10 Pitch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, sans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ourier New1" svg:font-family="'Courier New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OpenSymbol1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color="#4a6591"/>
    </style:style>
    <style:style style:name="P2" style:family="paragraph" style:parent-style-name="Header">
      <style:paragraph-properties fo:line-height="115%" fo:text-align="end" style:justify-single-word="false"/>
      <style:text-properties fo:color="#4a6591" officeooo:paragraph-rsid="0021ea02"/>
    </style:style>
    <style:style style:name="P3" style:family="paragraph" style:parent-style-name="Header">
      <style:paragraph-properties fo:text-align="start" style:justify-single-word="false"/>
      <style:text-properties fo:color="#4a6591" style:font-name="arial" fo:font-size="10pt" fo:font-weight="normal" officeooo:paragraph-rsid="0021ea02" style:font-size-asian="10pt" style:font-weight-asian="normal" style:font-size-complex="10pt" style:font-weight-complex="normal"/>
    </style:style>
    <style:style style:name="P4" style:family="paragraph" style:parent-style-name="Footer">
      <style:text-properties officeooo:paragraph-rsid="00244fec"/>
    </style:style>
    <style:style style:name="P5" style:family="paragraph" style:parent-style-name="Footer">
      <style:text-properties fo:color="#4a6591" officeooo:paragraph-rsid="00244fec"/>
    </style:style>
    <style:style style:name="P6" style:family="paragraph" style:parent-style-name="Text_20_body" style:list-style-name="L1"/>
    <style:style style:name="P7" style:family="paragraph" style:parent-style-name="Text_20_body" style:list-style-name="L3"/>
    <style:style style:name="P8" style:family="paragraph" style:parent-style-name="Text_20_body" style:list-style-name="L2">
      <style:paragraph-properties fo:margin-top="0in" fo:margin-bottom="0in" loext:contextual-spacing="false"/>
    </style:style>
    <style:style style:name="P9" style:family="paragraph" style:parent-style-name="Text_20_body" style:list-style-name="L4">
      <style:paragraph-properties fo:margin-top="0in" fo:margin-bottom="0in" loext:contextual-spacing="false"/>
    </style:style>
    <style:style style:name="P10" style:family="paragraph" style:parent-style-name="Text_20_body" style:list-style-name="L5">
      <style:paragraph-properties fo:margin-top="0in" fo:margin-bottom="0in" loext:contextual-spacing="false"/>
    </style:style>
    <style:style style:name="P11" style:family="paragraph" style:parent-style-name="Text_20_body" style:list-style-name="L6">
      <style:paragraph-properties fo:margin-top="0in" fo:margin-bottom="0in" loext:contextual-spacing="false"/>
    </style:style>
    <style:style style:name="P12" style:family="paragraph" style:parent-style-name="Text_20_body" style:list-style-name="L7">
      <style:paragraph-properties fo:margin-top="0in" fo:margin-bottom="0in" loext:contextual-spacing="false"/>
    </style:style>
    <style:style style:name="P13" style:family="paragraph" style:parent-style-name="Text_20_body" style:list-style-name="L8">
      <style:paragraph-properties fo:margin-top="0in" fo:margin-bottom="0in" loext:contextual-spacing="false"/>
    </style:style>
    <style:style style:name="P14" style:family="paragraph" style:parent-style-name="Text_20_body" style:list-style-name="L9">
      <style:paragraph-properties fo:margin-top="0in" fo:margin-bottom="0in" loext:contextual-spacing="false"/>
    </style:style>
    <style:style style:name="P15" style:family="paragraph" style:parent-style-name="Text_20_body" style:list-style-name="L10">
      <style:paragraph-properties fo:margin-top="0in" fo:margin-bottom="0in" loext:contextual-spacing="false"/>
    </style:style>
    <style:style style:name="P16" style:family="paragraph" style:parent-style-name="Text_20_body" style:list-style-name="L11">
      <style:paragraph-properties fo:margin-top="0in" fo:margin-bottom="0in" loext:contextual-spacing="false"/>
    </style:style>
    <style:style style:name="P17" style:family="paragraph" style:parent-style-name="Text_20_body" style:list-style-name="L12">
      <style:paragraph-properties fo:margin-top="0in" fo:margin-bottom="0in" loext:contextual-spacing="false"/>
    </style:style>
    <style:style style:name="P18" style:family="paragraph" style:parent-style-name="First_20_paragraph">
      <style:paragraph-properties fo:break-before="page"/>
    </style:style>
    <style:style style:name="P19" style:family="paragraph" style:parent-style-name="Heading_20_3">
      <style:paragraph-properties fo:break-before="page"/>
    </style:style>
    <style:style style:name="P20" style:family="paragraph" style:parent-style-name="Preformatted_20_Text" style:list-style-name="L1"/>
    <style:style style:name="P21" style:family="paragraph" style:parent-style-name="Preformatted_20_Text" style:list-style-name="L3"/>
    <style:style style:name="P22" style:family="paragraph" style:parent-style-name="Preformatted_20_Text" style:list-style-name="L4"/>
    <style:style style:name="P23" style:family="paragraph" style:parent-style-name="Preformatted_20_Text" style:list-style-name="L6"/>
    <style:style style:name="P24" style:family="paragraph" style:parent-style-name="Preformatted_20_Text" style:list-style-name="L8"/>
    <style:style style:name="T1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3" style:family="text">
      <style:text-properties style:font-name="arial" fo:font-size="8pt" fo:font-style="italic" fo:font-weight="normal" officeooo:rsid="001b21d2" style:font-size-asian="8pt" style:font-style-asian="italic" style:font-weight-asian="normal" style:font-size-complex="8pt" style:font-style-complex="italic" style:font-weight-complex="normal"/>
    </style:style>
    <style:style style:name="T4" style:family="text">
      <style:text-properties style:font-name="Arial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5" style:family="text">
      <style:text-properties style:font-name="Arial2" fo:font-size="8pt" fo:font-style="italic" fo:font-weight="normal" officeooo:rsid="001dc379" style:font-size-asian="8pt" style:font-style-asian="italic" style:font-weight-asian="normal" style:font-size-complex="8pt" style:font-style-complex="italic" style:font-weight-complex="normal"/>
    </style:style>
    <style:style style:name="T6" style:family="text">
      <style:text-properties style:font-name="Arial2" fo:font-size="7pt" fo:font-weight="normal" style:font-size-asian="7pt" style:font-weight-asian="normal" style:font-size-complex="7pt" style:font-weight-complex="normal"/>
    </style:style>
    <style:style style:name="T7" style:family="text">
      <style:text-properties style:font-name="Arial2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8" style:family="text">
      <style:text-properties fo:color="#ff7e00" style:font-name="Videophreak" fo:font-size="11pt" officeooo:rsid="001b21d2" style:font-size-asian="11pt" style:font-size-complex="11pt"/>
    </style:style>
    <style:style style:name="T9" style:family="text">
      <style:text-properties fo:color="#4a6591" style:font-name="Videophreak" fo:font-size="11pt" officeooo:rsid="001b21d2" style:font-size-asian="11pt" style:font-size-complex="11pt"/>
    </style:style>
    <style:style style:name="T10" style:family="text">
      <style:text-properties fo:color="#4a6591" style:font-name="Videophreak" fo:font-size="11pt" officeooo:rsid="0021ea02" style:font-size-asian="11pt" style:font-size-complex="11pt"/>
    </style:style>
    <style:style style:name="T11" style:family="text">
      <style:text-properties fo:color="#4a6591" style:font-name="Arial2" fo:font-size="7pt" fo:font-style="italic" style:font-size-asian="7pt" style:font-style-asian="italic" style:font-size-complex="7pt" style:font-style-complex="italic"/>
    </style:style>
    <style:style style:name="T12" style:family="text">
      <style:text-properties fo:font-variant="normal" fo:text-transform="none" style:font-name="Arial2" fo:font-size="7pt" fo:letter-spacing="normal" fo:font-style="italic" fo:font-weight="normal" officeooo:rsid="001b21d2" style:font-size-asian="7pt" style:font-style-asian="italic" style:font-weight-asian="normal" style:font-size-complex="7pt" style:font-style-complex="italic" style:font-weight-complex="normal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10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6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8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0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erkon uudelleengeneroiti</text:h>
      <text:h text:style-name="Heading_20_2" text:outline-level="2">Sammuttaminen</text:h>
      <text:list xml:id="list4187243291579530406" text:style-name="L1">
        <text:list-item>
          <text:p text:style-name="P6">Keskusyksiköt sammutetaan hallitusta käskyllä</text:p>
          <text:p text:style-name="P20">./commander &lt;profiili&gt; SHD</text:p>
        </text:list-item>
        <text:list-item>
          <text:p text:style-name="P6">Irroitetaan virroista</text:p>
        </text:list-item>
        <text:list-item>
          <text:p text:style-name="P6">Kaikki verkon osat tulee irroittaa sähköistä, mielellään heti aluksi</text:p>
        </text:list-item>
      </text:list>
      <text:h text:style-name="Heading_20_3" text:outline-level="3">Keskusyksikkö</text:h>
      <text:p text:style-name="First_20_paragraph">Asetuksien palauttaminen onnistuu skriptillä (vaiheet 1-13). Tämän pitäisi riittää useimmissa tilanteissa.</text:p>
      <text:p text:style-name="Text_20_body">Jos kuitenkin tulee vaihtaa kohderiippuvaisia asetuksia, esimerkiksi käytössä olevaa kanavaa tulee asetukset tulee tehdä manuaalisesti XCTU ohjelmalla (vaiheet 15 -&gt;).</text:p>
      <text:p text:style-name="Text_20_body"><text:span text:style-name="T13">Asetuksien saattaminen perustilaan</text:span></text:p>
      <text:list xml:id="list7796674644267072623" text:style-name="L2">
        <text:list-item>
          <text:p text:style-name="P8">Avaa kontrollerityksikkö pohjasta (neljä ruuvia)</text:p>
        </text:list-item>
        <text:list-item>
          <text:p text:style-name="P8">Irroita joka modeemi jonka jälkeen xstick on helpompi irroittaa ja kytkeä</text:p>
        </text:list-item>
        <text:list-item>
          <text:p text:style-name="P8">Irroita muut modeemin asetuslaitteet asentajan koneen USB väylästä (silloin on aina /dev/ttyUSB0)</text:p>
        </text:list-item>
        <text:list-item>
          <text:p text:style-name="P8">Kytke modeemi asetustietokoneen USB väylään</text:p>
        </text:list-item>
        <text:list-item>
          <text:p text:style-name="P8">Avaa XCTU työpöydän linkistä</text:p>
        </text:list-item>
        <text:list-item>
          <text:p text:style-name="P8">Etsi laitteita (vasen yläkulma) "add radio module".</text:p>
        </text:list-item>
        <text:list-item>
          <text:p text:style-name="P8">Valitse baudrate 38400</text:p>
        </text:list-item>
        <text:list-item>
          <text:p text:style-name="P8">Valitse /dev/ttyUSB0 (tai tietämäsi muu portti mikäli kohtaa 3. ei tehty)</text:p>
        </text:list-item>
        <text:list-item>
          <text:p text:style-name="P8">Hakee hetken asetuksia, kun valmis klikkaa vasemmasta osasta jaettua ruutua ilmestynyttä laitetta</text:p>
        </text:list-item>
        <text:list-item>
          <text:p text:style-name="P8">Hakee hetken asetuksia, kun valmis valitse "set factory defaults" ja kirjoita modeemille painamalla "write"</text:p>
        </text:list-item>
        <text:list-item>
          <text:p text:style-name="P8">Valitse "Profile", "Load profile".</text:p>
        </text:list-item>
        <text:list-item>
          <text:p text:style-name="P8">Navigoi hakemistoon './tools/ModemSettings' ja valitse "AQC-C1-test-profile_20A7.xpro" ja valitse OK</text:p>
        </text:list-item>
        <text:list-item>
          <text:p text:style-name="P8">Paina "Write" kirjoittaaksesi asetukset modeemin muistiin.</text:p>
        </text:list-item>
        <text:list-item>
          <text:p text:style-name="P8">Mikäli ei tehdä enempää, sulje laite napista vasemmalla puolella jaettua ruutua ja irroita modeemi USB väylästä</text:p>
        </text:list-item>
      </text:list>
      <text:p text:style-name="First_20_paragraph"><text:span text:style-name="T13"/></text:p>
      <text:p text:style-name="P18"><text:span text:style-name="T13">Kanava asetusten muuttaminen</text:span></text:p>
      <text:list xml:id="list3104666379484282150" text:style-name="L3">
        <text:list-item>
          <text:p text:style-name="P7">Käynnistä wifi kanavaskanneri läppäriltä käskyllä</text:p>
          <text:p text:style-name="P21">sudo iwlist wlan0 scan</text:p>
        </text:list-item>
        <text:list-item>
          <text:p text:style-name="P7">Kierrä asennuspaikat läpi, suorita kohdan 10. käsky ja kirjaa löytyneet kanavanumerot ylös.</text:p>
        </text:list-item>
        <text:list-item>
          <text:p text:style-name="P7">Soita Juhalle, Laskee kanavamaskin saatujen tietojen perusteella</text:p>
        </text:list-item>
        <text:list-item>
          <text:p text:style-name="P7">Vaihda kanava-asetukset ohjeiden mukaan</text:p>
        </text:list-item>
      </text:list>
      <text:p text:style-name="First_20_paragraph">Huomaa että skannerilla saattaa mennä minutti pari huomata olemassa olevat verkot.</text:p>
      <text:h text:style-name="Heading_20_3" text:outline-level="3"/>
      <text:h text:style-name="P19" text:outline-level="3">Reitittimet</text:h>
      <text:p text:style-name="Standard"/>
      <text:list xml:id="list1494426696517640622" text:style-name="L6">
        <text:list-item>
          <text:p text:style-name="P11">Aseta devauskaalin kytkimet asentoihin VCC = USB ja RESET sekä USB asentoon MODEM</text:p>
        </text:list-item>
        <text:list-item>
          <text:p text:style-name="P11">Kytke usb liittimet numerojärjestyksessä</text:p>
        </text:list-item>
        <text:list-item>
          <text:p text:style-name="P11">Kytke devauskaapeli sensorille siten että liittimessä olevat tarrat osoittavat paristoa kohti. (varmista että kytkimien asento on pysynyt)</text:p>
        </text:list-item>
        <text:list-item>
          <text:p text:style-name="P11">Avaa terminaali ja mene tools hakemistoon (ellei jo ole) käskyllä 'cd tools'</text:p>
        </text:list-item>
        <text:list-item>
          <text:p text:style-name="P11">Aja alla esitellyt käskyt, valitse laitteen mukaan, sensori tai reititin</text:p>
        </text:list-item>
        <text:list-item>
          <text:p text:style-name="P11">Jos kyseessä on sensori tulee painaa nappia joka herättää modeemin</text:p>
        </text:list-item>
        <text:list-item>
          <text:p text:style-name="P11">Suorita seuraavaat komennot</text:p>
          <text:p text:style-name="P23">.xbee-setup rf</text:p>
          <text:p text:style-name="P23">.xbee-setup r</text:p>
        </text:list-item>
        <text:list-item>
          <text:p text:style-name="P11">Mikäli asetuksen teko meni oikein tulisi kumassakin tapauksessa tulla lista [OK] viestejä, muissa tapauksissa tarkista USB kytennät ja aja uudestaan. Reitittimissä ei modeemin reset nappia tarvitse painaa, ellei ole seonnut.</text:p>
        </text:list-item>
        <text:list-item>
          <text:p text:style-name="P11">Mikäli ei tehdä enempää voi seuraavan laitteen voi vaihtaa tilalle ja suorittaa eteenpäin vaiheesta 2.</text:p>
        </text:list-item>
      </text:list>
      <text:p text:style-name="First_20_paragraph"><text:span text:style-name="T13"/></text:p>
      <text:p text:style-name="First_20_paragraph"><text:span text:style-name="T13">Kanava asetusten muuttaminen</text:span></text:p>
      <text:list xml:id="list3485966374607471405" text:style-name="L7">
        <text:list-item>
          <text:p text:style-name="P12">Soita Juhalle</text:p>
        </text:list-item>
        <text:list-item>
          <text:p text:style-name="P12">Vaihda kanava-asetukset ohjeiden mukaan</text:p>
        </text:list-item>
      </text:list>
      <text:h text:style-name="Heading_20_3" text:outline-level="3"/>
      <text:h text:style-name="P19" text:outline-level="3">Sensorit</text:h>
      <text:p text:style-name="Standard"/>
      <text:list xml:id="list5273104148661747258" text:style-name="L10">
        <text:list-item>
          <text:p text:style-name="P15">Aseta devauskaalin kytkimet asentoihin VCC = USB ja RESET sekä USB asentoon MODEM</text:p>
        </text:list-item>
        <text:list-item>
          <text:p text:style-name="P15">Kytke usb liittimet numerojärjestyksessä</text:p>
        </text:list-item>
        <text:list-item>
          <text:p text:style-name="P15">Kytke devauskaapeli sensorille siten että liittimessä olevat tarrat osoittavat paristoa kohti. (varmista että kytkimien asento on pysynyt)</text:p>
        </text:list-item>
        <text:list-item>
          <text:p text:style-name="P15">Avaa terminaali ja mene tools hakemistoon (ellei jo ole) käskyllä 'cd tools'</text:p>
        </text:list-item>
        <text:list-item>
          <text:p text:style-name="P15">Aja alla esitellyt käskyt, valitse laitteen mukaan, sensori tai reititin</text:p>
        </text:list-item>
        <text:list-item>
          <text:p text:style-name="P15">Jos kyseessä on sensori tulee painaa nappia joka herättää modeemin</text:p>
        </text:list-item>
        <text:list-item>
          <text:p text:style-name="P15">Päivitä käytetty sensori ajamalla seuraavat käskyt terminaalissa:</text:p>
        </text:list-item>
      </text:list>
      <text:p text:style-name="First_20_paragraph">Ajettaessa ensimmäinen käskyista tulee sensorin piirilevyllä olevaa nappia painaa lyhyesti kun terminaaliin ilmestyy rivi "- Discovering ..".</text:p>
      <text:p text:style-name="Preformatted_20_Text"><text:s text:c="4"/>.xbee-setup f</text:p>
      <text:p text:style-name="Preformatted_20_Text"><text:s text:c="4"/>.xbee-setup</text:p>
      <text:list xml:id="list7090699458145854322" text:style-name="L11">
        <text:list-item>
          <text:p text:style-name="P16">Mikäli asetuksen teko meni oikein tulisi kumassakin tapauksessa tulla lista [OK] viestejä, muissa tapauksissa tarkista USB kytennät ja aja uudestaan.</text:p>
        </text:list-item>
        <text:list-item>
          <text:p text:style-name="P16">Mikäli ei tehdä enempää voi seuraavan laitteen voi vaihtaa tilalle ja suorittaa eteenpäin vaiheesta 3.</text:p>
        </text:list-item>
      </text:list>
      <text:p text:style-name="First_20_paragraph"><text:span text:style-name="T13"/></text:p>
      <text:p text:style-name="First_20_paragraph"><text:span text:style-name="T13">Kanava asetusten muuttaminen</text:span></text:p>
      <text:list xml:id="list4371965305887387565" text:style-name="L12">
        <text:list-item>
          <text:p text:style-name="P17">Soita Juhalle</text:p>
        </text:list-item>
        <text:list-item>
          <text:p text:style-name="P17">Vaihda kanava-asetukset vastaamaan kontrollerin asetuksi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ideophreak" svg:font-family="Videophreak" style:font-pitch="variable"/>
    <style:font-face style:name="Courier 10 Pitch" svg:font-family="'Courier 10 Pitch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, sans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ourier New1" svg:font-family="'Courier New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OpenSymbol1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WenQuanYi Micro Hei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style:font-name="Liberation Serif" fo:font-size="10pt" fo:language="en" fo:country="US" style:letter-kerning="true" style:font-name-asian="WenQuanYi Micro Hei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punctuation-wrap="simple" style:writing-mode="lr-tb"/>
      <style:text-properties fo:color="#00000a" style:font-name="Arial" fo:font-family="Arial" style:font-style-name="Regular" style:font-family-generic="swiss" style:font-pitch="variable" fo:font-size="12pt" fo:language="en" fo:country="US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in" fo:margin-bottom="0.1in" loext:contextual-spacing="false" fo:line-height="120%"/>
      <style:text-properties fo:font-size="11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top="0.2in" fo:margin-bottom="0.2in" loext:contextual-spacing="false" fo:hyphenation-ladder-count="no-limit"/>
      <style:text-properties style:font-name="Arial1" fo:font-family="Arial" style:font-style-name="Bold" style:font-family-generic="swiss" style:font-pitch="variable" fo:font-size="15pt" fo:font-weight="bold" style:font-size-asian="15pt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top="0.2in" fo:margin-bottom="0.0598in" loext:contextual-spacing="false" fo:hyphenation-ladder-count="no-limit"/>
      <style:text-properties style:font-name="Arial1" fo:font-family="Arial" style:font-style-name="Bold" style:font-family-generic="swiss" style:font-pitch="variable" fo:font-size="14pt" fo:font-weight="bold" style:font-size-asian="13pt" style:font-weight-asian="bold" style:font-weight-complex="bold" fo:hyphenate="false" fo:hyphenation-remain-char-count="2" fo:hyphenation-push-char-count="2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paragraph-properties fo:margin-top="0.2in" fo:margin-bottom="0.0598in" loext:contextual-spacing="false" fo:hyphenation-ladder-count="no-limit"/>
      <style:text-properties fo:color="#111111" style:font-name="Arial1" fo:font-family="Arial" style:font-style-name="Bold" style:font-family-generic="swiss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iberation Serif2" style:font-family-complex="'Liberation Serif', 'Times New Roman'" style:font-family-generic-complex="system" style:font-pitch-complex="variable" style:font-weight-complex="bold" fo:hyphenate="false" fo:hyphenation-remain-char-count="2" fo:hyphenation-push-char-count="2"/>
    </style:style>
    <style:style style:name="Heading_20_4" style:display-name="Heading 4" style:family="paragraph" style:parent-style-name="Heading" style:default-outline-level="4" style:list-style-name="" style:class="text">
      <style:text-properties fo:font-size="14pt" style:font-size-asian="13pt"/>
    </style:style>
    <style:style style:name="Heading_20_5" style:display-name="Heading 5" style:family="paragraph" style:parent-style-name="Heading" style:default-outline-level="5" style:list-style-name="" style:class="text">
      <style:text-properties style:font-name="Arial" fo:font-family="Arial" style:font-style-name="Regular" style:font-family-generic="swiss" style:font-pitch="variable" fo:font-size="13pt" fo:font-weight="normal" style:font-size-asian="13pt"/>
    </style:style>
    <style:style style:name="Heading_20_6" style:display-name="Heading 6" style:family="paragraph" style:parent-style-name="Heading" style:default-outline-level="6" style:list-style-name="" style:class="text">
      <style:text-properties fo:font-size="13pt" style:font-size-asian="13pt"/>
    </style:style>
    <style:style style:name="Heading_20_7" style:display-name="Heading 7" style:family="paragraph" style:parent-style-name="Heading" style:default-outline-level="7" style:list-style-name="" style:class="text"/>
    <style:style style:name="Heading_20_8" style:display-name="Heading 8" style:family="paragraph" style:parent-style-name="Heading" style:default-outline-level="8" style:list-style-name="" style:class="text"/>
    <style:style style:name="Heading_20_9" style:display-name="Heading 9" style:family="paragraph" style:parent-style-name="Heading" style:default-outline-level="9" style:list-style-name="" style:class="text"/>
    <style:style style:name="Header" style:family="paragraph" style:parent-style-name="Standard" style:default-outline-level="" style:class="extra">
      <style:paragraph-properties fo:margin-top="0.1in" fo:margin-bottom="0in" loext:contextual-spacing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O-Normal" style:family="paragraph" style:default-outline-level="">
      <style:paragraph-properties fo:line-height="100%" fo:text-align="start" style:justify-single-word="false" fo:keep-together="auto" fo:orphans="0" fo:widows="0" fo:hyphenation-ladder-count="no-limit" fo:break-before="auto" fo:break-after="auto" fo:keep-with-next="always" style:punctuation-wrap="simple" style:vertical-align="baseline" style:snap-to-layout-grid="true" style:writing-mode="lr-tb"/>
      <style:text-properties fo:font-variant="normal" fo:text-transform="none" fo:color="#00000a" style:text-outline="false" style:text-line-through-style="none" style:text-line-through-type="none" style:text-position="0% 100%" style:font-name="Liberation Serif1" fo:font-family="'Liberation Serif', 'Times New Roman'" style:font-family-generic="roman" style:font-pitch="variable" fo:font-size="12pt" fo:letter-spacing="normal" fo:language="fi" fo:country="FI" fo:font-style="normal" style:text-underline-style="none" fo:font-weight="normal" style:font-name-asian="SimSun" style:font-family-asian="SimSun" style:font-family-generic-asian="system" style:font-pitch-asian="variable" style:font-size-asian="1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fo:hyphenate="false" fo:hyphenation-remain-char-count="2" fo:hyphenation-push-char-count="2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/>
      <style:text-properties fo:hyphenate="false" fo:hyphenation-remain-char-count="2" fo:hyphenation-push-char-count="2"/>
    </style:style>
    <style:style style:name="Title" style:family="paragraph" style:parent-style-name="Heading" style:default-outline-level="" style:class="chapter">
      <style:paragraph-properties fo:text-align="center" style:justify-single-word="false" fo:hyphenation-ladder-count="no-limit"/>
      <style:text-properties fo:font-size="24pt" fo:font-weight="bold" style:font-size-asian="24pt" style:font-weight-asian="bold" style:font-size-complex="28pt" style:font-weight-complex="bold" fo:hyphenate="false" fo:hyphenation-remain-char-count="2" fo:hyphenation-push-char-count="2"/>
    </style:style>
    <style:style style:name="Subtitle" style:family="paragraph" style:parent-style-name="Heading" style:default-outline-level="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 fo:hyphenation-remain-char-count="2" fo:hyphenation-push-char-count="2"/>
    </style:style>
    <style:style style:name="Footer" style:family="paragraph" style:parent-style-name="Standard" style:default-outline-level="" style:class="extra" style:master-page-name="">
      <style:paragraph-properties fo:margin-top="0.3in" fo:margin-bottom="0in" loext:contextual-spacing="true" fo:hyphenation-ladder-count="no-limit" style:page-number="auto" fo:padding="0in" fo:border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>
        <style:tab-stops/>
      </style:paragraph-properties>
      <style:text-properties fo:font-size="8pt" style:font-size-asian="10pt" style:text-scale="90%"/>
    </style:style>
    <style:style style:name="Table_20_Heading" style:display-name="Table Heading" style:family="paragraph" style:parent-style-name="Table_20_Contents" style:default-outline-level="" style:class="extra">
      <style:text-properties fo:font-weight="bold"/>
    </style:style>
    <style:style style:name="Heading_20_10" style:display-name="Heading 10" style:family="paragraph" style:next-style-name="Standard" style:default-outline-level="9" style:list-style-name="" style:class="text" style:master-page-name="Standard">
      <loext:graphic-properties draw:fill-image-width="0in" draw:fill-image-height="0in"/>
      <style:paragraph-properties fo:line-height="0.0201in" style:page-number="auto" style:shadow="none">
        <style:tab-stops/>
      </style:paragraph-properties>
      <style:text-properties fo:background-color="transparent"/>
    </style:style>
    <style:style style:name="FigureCaption" style:family="paragraph" style:parent-style-name="Caption" style:default-outline-level=""/>
    <style:style style:name="First_20_paragraph" style:display-name="First paragraph" style:family="paragraph" style:parent-style-name="Standard" style:next-style-name="Standard" style:default-outline-level="" style:master-page-name="">
      <loext:graphic-properties draw:fill-image-width="0in" draw:fill-image-height="0in"/>
      <style:paragraph-properties fo:margin-left="0in" fo:margin-right="0in" fo:margin-top="0in" fo:margin-bottom="0.1in" loext:contextual-spacing="false" fo:orphans="2" fo:hyphenation-ladder-count="no-limit" fo:text-indent="0in" style:auto-text-indent="false" style:page-number="auto" style:shadow="none" fo:keep-with-next="auto">
        <style:tab-stops/>
      </style:paragraph-properties>
      <style:text-properties style:font-name="Arial" fo:font-family="Arial" style:font-style-name="Regular" style:font-family-generic="swiss" style:font-pitch="variable" fo:font-size="11pt" fo:background-color="transparent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 style:master-page-name="">
      <loext:graphic-properties draw:fill-image-width="0in" draw:fill-image-height="0in"/>
      <style:paragraph-properties fo:margin-left="0.2in" fo:margin-right="0in" fo:margin-top="0.1181in" fo:margin-bottom="0.1181in" loext:contextual-spacing="true" fo:text-indent="0in" style:auto-text-indent="false" style:page-number="auto" style:shadow="none">
        <style:tab-stops/>
      </style:paragraph-properties>
      <style:text-properties style:font-name="Courier New" fo:font-family="'Courier New'" style:font-family-generic="roman" style:font-pitch="variable" fo:font-size="8pt" fo:background-color="transparen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default-outline-level="" style:class="html">
      <style:paragraph-properties fo:margin-top="0in" fo:margin-bottom="0.1965in" loext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igure" style:family="paragraph" style:parent-style-name="Standard" style:default-outline-level="">
      <style:paragraph-properties text:number-lines="false" text:line-number="0"/>
    </style:style>
    <style:style style:name="FigureWithCaption" style:family="paragraph" style:parent-style-name="Figure" style:default-outline-level="">
      <style:paragraph-properties fo:keep-with-next="always" text:number-lines="false" text:line-number="0"/>
    </style:style>
    <style:style style:name="Source_20_Code" style:display-name="Source Code" style:family="paragraph" style:parent-style-name="Standard" style:default-outline-level="">
      <style:text-properties style:font-name="Courier 10 Pitch" fo:font-family="'Courier 10 Pitch'" style:font-family-generic="roman" style:font-pitch="variable" fo:font-size="9pt" style:font-size-asian="10pt"/>
    </style:style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>
      <style:paragraph-properties fo:margin-left="0.2402in" fo:margin-right="0in" fo:margin-top="0.0402in" fo:margin-bottom="0.0402in" loext:contextual-spacing="false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402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3402in" fo:margin-right="0in" fo:text-indent="0in" style:auto-text-indent="false"/>
    </style:style>
    <style:style style:name="Contents_20_5" style:display-name="Contents 5" style:family="paragraph" style:parent-style-name="Index" style:class="index">
      <style:paragraph-properties fo:margin-left="0.3402in" fo:margin-right="0in" fo:text-indent="0in" style:auto-text-indent="false"/>
    </style:style>
    <style:style style:name="Contents_20_6" style:display-name="Contents 6" style:family="paragraph" style:parent-style-name="Index" style:class="index">
      <style:paragraph-properties fo:margin-left="0.3402in" fo:margin-right="0in" fo:text-indent="0in" style:auto-text-indent="false"/>
    </style:style>
    <style:style style:name="Contents_20_7" style:display-name="Contents 7" style:family="paragraph" style:parent-style-name="Index" style:class="index">
      <style:paragraph-properties fo:margin-left="0.3402in" fo:margin-right="0in" fo:text-indent="0in" style:auto-text-indent="false"/>
    </style:style>
    <style:style style:name="Contents_20_8" style:display-name="Contents 8" style:family="paragraph" style:parent-style-name="Index" style:class="index">
      <style:paragraph-properties fo:margin-left="0.3402in" fo:margin-right="0in" fo:text-indent="0in" style:auto-text-indent="false"/>
    </style:style>
    <style:style style:name="Table" style:family="paragraph" style:parent-style-name="Caption" style:class="extra">
      <style:paragraph-properties fo:margin-top="0.1402in" fo:margin-bottom="0.1402in" loext:contextual-spacing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fo:margin-top="0.1181in" fo:margin-bottom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4a6591"/>
    </style:style>
    <style:style style:name="MP2" style:family="paragraph" style:parent-style-name="Header">
      <style:paragraph-properties fo:line-height="115%" fo:text-align="end" style:justify-single-word="false"/>
      <style:text-properties fo:color="#4a6591" officeooo:paragraph-rsid="0021ea02"/>
    </style:style>
    <style:style style:name="MP3" style:family="paragraph" style:parent-style-name="Header">
      <style:paragraph-properties fo:text-align="start" style:justify-single-word="false"/>
      <style:text-properties fo:color="#4a6591" style:font-name="arial" fo:font-size="10pt" fo:font-weight="normal" officeooo:paragraph-rsid="0021ea02" style:font-size-asian="10pt" style:font-weight-asian="normal" style:font-size-complex="10pt" style:font-weight-complex="normal"/>
    </style:style>
    <style:style style:name="MP4" style:family="paragraph" style:parent-style-name="Footer">
      <style:text-properties officeooo:paragraph-rsid="00244fec"/>
    </style:style>
    <style:style style:name="MP5" style:family="paragraph" style:parent-style-name="Footer">
      <style:text-properties fo:color="#4a6591" officeooo:paragraph-rsid="00244fec"/>
    </style:style>
    <style:style style:name="MT1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MT2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MT3" style:family="text">
      <style:text-properties style:font-name="arial" fo:font-size="8pt" fo:font-style="italic" fo:font-weight="normal" officeooo:rsid="001b21d2" style:font-size-asian="8pt" style:font-style-asian="italic" style:font-weight-asian="normal" style:font-size-complex="8pt" style:font-style-complex="italic" style:font-weight-complex="normal"/>
    </style:style>
    <style:style style:name="MT4" style:family="text">
      <style:text-properties style:font-name="Arial2" fo:font-size="8pt" fo:font-style="italic" fo:font-weight="normal" officeooo:rsid="001dc379" style:font-size-asian="8pt" style:font-style-asian="italic" style:font-weight-asian="normal" style:font-size-complex="8pt" style:font-style-complex="italic" style:font-weight-complex="normal"/>
    </style:style>
    <style:style style:name="MT5" style:family="text">
      <style:text-properties style:font-name="Arial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ff7e00" style:font-name="Videophreak" fo:font-size="11pt" officeooo:rsid="001b21d2" style:font-size-asian="11pt" style:font-size-complex="11pt"/>
    </style:style>
    <style:style style:name="MT7" style:family="text">
      <style:text-properties fo:color="#4a6591" style:font-name="Videophreak" fo:font-size="11pt" officeooo:rsid="001b21d2" style:font-size-asian="11pt" style:font-size-complex="11pt"/>
    </style:style>
    <style:style style:name="MT8" style:family="text">
      <style:text-properties fo:color="#4a6591" style:font-name="Videophreak" fo:font-size="11pt" officeooo:rsid="0021ea02" style:font-size-asian="11pt" style:font-size-complex="11pt"/>
    </style:style>
    <style:style style:name="MT9" style:family="text">
      <style:text-properties fo:color="#4a6591" style:font-name="Arial2" fo:font-size="7pt" fo:font-style="italic" style:font-size-asian="7pt" style:font-style-asian="italic" style:font-size-complex="7pt" style:font-style-complex="italic"/>
    </style:style>
    <style:style style:name="MT10" style:family="text">
      <style:text-properties fo:font-variant="normal" fo:text-transform="none" style:font-name="Arial2" fo:font-size="7pt" fo:letter-spacing="normal" fo:font-style="italic" fo:font-weight="normal" officeooo:rsid="001b21d2" style:font-size-asian="7pt" style:font-style-asian="italic" style:font-weight-asian="normal" style:font-size-complex="7pt" style:font-style-complex="italic" style:font-weight-complex="normal"/>
    </style:style>
    <style:style style:name="MT11" style:family="text">
      <style:text-properties style:font-name="Arial2" fo:font-size="7pt" fo:font-weight="normal" style:font-size-asian="7pt" style:font-weight-asian="normal" style:font-size-complex="7pt" style:font-weight-complex="normal"/>
    </style:style>
    <style:style style:name="MT12" style:family="text">
      <style:text-properties style:font-name="Arial2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57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402in" fo:margin-left="0in" fo:margin-right="0in" fo:margin-bottom="0.6008in" style:dynamic-spacing="true"/>
      </style:header-style>
      <style:footer-style>
        <style:header-footer-properties fo:min-height="0.4201in" fo:margin-left="0in" fo:margin-right="0in" fo:margin-top="0.3807in" style:dynamic-spacing="true"/>
      </style:footer-style>
    </style:page-layout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0.0681in" svg:y="0.1071in" svg:width="1.8965in" svg:height="0.3866in" draw:z-index="3"><draw:image xlink:href="Pictures/10000201000003E9000000CC12DB4A618BA113FE.png" xlink:type="simple" xlink:show="embed" xlink:actuate="onLoad"/></draw:frame> </text:p>
        <text:p text:style-name="MP2"><text:span text:style-name="MT1"><text:tab/> <text:s text:c="14"/></text:span><text:span text:style-name="MT2"><text:s text:c="2"/></text:span><text:span text:style-name="MT3"><text:chapter text:display="name" text:outline-level="1">Verkon uudelleengeneroiti</text:chapter></text:span><text:span text:style-name="MT4"> /</text:span><text:span text:style-name="MT5"> </text:span><text:span text:style-name="MT5"><text:author-initials text:fixed="false">JuP</text:author-initials></text:span></text:p>
        <text:p text:style-name="MP3"/>
      </style:header>
      <style:footer>
        <text:p text:style-name="MP4"><text:span text:style-name="MT6">ujo</text:span><text:span text:style-name="MT7">.</text:span><text:span text:style-name="MT8">g</text:span><text:span text:style-name="MT7">uru </text:span><text:tab/><text:span text:style-name="MT9"><text:file-name text:display="name-and-extension">verkon_uudelleengeneroiti.odt</text:file-name></text:span></text:p>
        <text:p text:style-name="MP5"><text:span text:style-name="MT10">Laurinmäenkuja 3 A, 00440 Helsinki </text:span><text:span text:style-name="MT11"><text:tab/></text:span><text:span text:style-name="MT12"><text:time style:data-style-name="N43" text:time-value="2017-06-07T16:27:37.613847521" text:fixed="true">04:27:38 PM</text:time></text:span><text:span text:style-name="MT2"><text:tab/></text:span><text:span text:style-name="MT1"><text:page-number text:select-page="current">4</text:page-number></text:span><text:span text:style-name="MT1">/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05-30T17:10:29.374231733</dc:date>
    <dc:creator>Juha Palm</dc:creator>
    <meta:editing-duration>PT3S</meta:editing-duration>
    <meta:editing-cycles>1</meta:editing-cycles>
    <meta:document-statistic meta:table-count="0" meta:image-count="1" meta:object-count="0" meta:page-count="4" meta:paragraph-count="66" meta:word-count="545" meta:character-count="4084" meta:non-whitespace-character-count="3618"/>
    <meta:generator>LibreOffice/5.1.6.2$Linux_X86_64 LibreOffice_project/10m0$Build-2</meta:generator>
  </office:meta>
</office:document-meta>
</file>